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8b933" officeooo:paragraph-rsid="000aa359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0578da" officeooo:paragraph-rsid="000aa359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1652a1" officeooo:paragraph-rsid="000aa359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24pt" style:text-underline-style="solid" style:text-underline-width="auto" style:text-underline-color="font-color" fo:font-weight="bold" officeooo:rsid="00093952" officeooo:paragraph-rsid="00093952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752a5" officeooo:paragraph-rsid="000aa35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752a5" officeooo:paragraph-rsid="0010805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bf0b5" officeooo:paragraph-rsid="000bf0b5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bf0b5" officeooo:paragraph-rsid="000dc57b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style:text-underline-style="none" fo:font-weight="normal" officeooo:rsid="000dc57b" officeooo:paragraph-rsid="000dc57b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4pt" style:text-underline-style="none" fo:font-weight="bold" officeooo:rsid="000752a5" officeooo:paragraph-rsid="000aa359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4pt" style:text-underline-style="solid" style:text-underline-width="auto" style:text-underline-color="font-color" fo:font-weight="bold" officeooo:rsid="000bf0b5" officeooo:paragraph-rsid="000bf0b5" style:font-size-asian="12.25pt" style:font-weight-asian="bold" style:font-size-complex="14pt" style:font-weight-complex="bold"/>
    </style:style>
    <style:style style:name="T1" style:family="text">
      <style:text-properties officeooo:rsid="0008b933"/>
    </style:style>
    <style:style style:name="T2" style:family="text">
      <style:text-properties officeooo:rsid="00093952"/>
    </style:style>
    <style:style style:name="T3" style:family="text">
      <style:text-properties officeooo:rsid="000ba1ae"/>
    </style:style>
    <style:style style:name="T4" style:family="text">
      <style:text-properties officeooo:rsid="000f4c47"/>
    </style:style>
    <style:style style:name="T5" style:family="text">
      <style:text-properties officeooo:rsid="001038b0"/>
    </style:style>
    <style:style style:name="T6" style:family="text">
      <style:text-properties officeooo:rsid="001080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– <text:span text:style-name="T2">8</text:span>:</text:p>
      <text:p text:style-name="P4">BINARY SEARCH TREE</text:p>
      <text:p text:style-name="P2"/>
      <text:p text:style-name="P1">Mahesh Bharadwaj K</text:p>
      <text:p text:style-name="P5">185001<text:span text:style-name="T1">089</text:span></text:p>
      <text:p text:style-name="P5"/>
      <text:p text:style-name="P10">//<text:span text:style-name="T2">SearchTree.h</text:span></text:p>
      <text:p text:style-name="P5">typedef char Data[30];</text:p>
      <text:p text:style-name="P5"/>
      <text:p text:style-name="P5">typedef struct treenode{</text:p>
      <text:p text:style-name="P5"><text:tab/>Data d;</text:p>
      <text:p text:style-name="P5"><text:tab/>struct treenode * left;</text:p>
      <text:p text:style-name="P5"><text:tab/>struct treenode * right;</text:p>
      <text:p text:style-name="P5">}Node;</text:p>
      <text:p text:style-name="P5"/>
      <text:p text:style-name="P5">typedef Node* Tree;</text:p>
      <text:p text:style-name="P5"/>
      <text:p text:style-name="P5">Tree createEmptyTree(){</text:p>
      <text:p text:style-name="P5"><text:tab/>return 0;</text:p>
      <text:p text:style-name="P5">}</text:p>
      <text:p text:style-name="P5"/>
      <text:p text:style-name="P5">Tree insert(Tree t,Data d){</text:p>
      <text:p text:style-name="P5"><text:tab/>if(t == NULL){</text:p>
      <text:p text:style-name="P5"><text:tab/><text:tab/>Tree tmp = (Tree)malloc(sizeof(Node));</text:p>
      <text:p text:style-name="P5"><text:tab/><text:tab/>strcpy(tmp -&gt; d,d);</text:p>
      <text:p text:style-name="P5"><text:tab/><text:tab/>tmp -&gt; right = tmp -&gt; left = NULL;</text:p>
      <text:p text:style-name="P5"><text:tab/><text:tab/>t = tmp;</text:p>
      <text:p text:style-name="P5"><text:tab/>}</text:p>
      <text:p text:style-name="P5"><text:tab/>else if(strcmp(d,t -&gt; d) &lt; 0)</text:p>
      <text:p text:style-name="P5"><text:tab/><text:tab/>t -&gt; left = insert(t -&gt; left,d);</text:p>
      <text:p text:style-name="P5"><text:tab/>else if(strcmp(d,t -&gt; d) &gt; 0)</text:p>
      <text:p text:style-name="P5"><text:tab/><text:tab/>t -&gt; right = insert(t -&gt; right,d);</text:p>
      <text:p text:style-name="P5"><text:tab/>else;//element already exists</text:p>
      <text:p text:style-name="P5"><text:tab/>return t;</text:p>
      <text:p text:style-name="P5">}</text:p>
      <text:p text:style-name="P5"/>
      <text:p text:style-name="P5">Tree findMinimum(Tree t){</text:p>
      <text:p text:style-name="P5"><text:tab/>if(t == 0)</text:p>
      <text:p text:style-name="P5"><text:tab/><text:tab/>return 0;</text:p>
      <text:p text:style-name="P5"><text:tab/>Tree tmp <text:s/>= t;</text:p>
      <text:p text:style-name="P5"><text:tab/>while(tmp -&gt; left)</text:p>
      <text:p text:style-name="P5"><text:tab/><text:tab/>tmp = tmp -&gt; left;</text:p>
      <text:p text:style-name="P5"><text:tab/>return tmp;</text:p>
      <text:p text:style-name="P5"><text:soft-page-break/>}</text:p>
      <text:p text:style-name="P5"/>
      <text:p text:style-name="P5">Tree delete(Tree t,Data d){</text:p>
      <text:p text:style-name="P5"><text:tab/>if(t == NULL){</text:p>
      <text:p text:style-name="P5"><text:tab/><text:tab/>printf("Not Found!");</text:p>
      <text:p text:style-name="P5"><text:tab/><text:tab/>return 0;</text:p>
      <text:p text:style-name="P5"><text:tab/>}</text:p>
      <text:p text:style-name="P5"><text:tab/>else if(strcmp(d,t -&gt; d) &lt; 0)</text:p>
      <text:p text:style-name="P5"><text:tab/><text:tab/>t -&gt; left = delete(t -&gt; left,d);</text:p>
      <text:p text:style-name="P5"><text:tab/>else if(strcmp(d,t -&gt; d) &gt; 0)</text:p>
      <text:p text:style-name="P5"><text:tab/><text:tab/>t -&gt; right = delete(t-&gt; right,d);</text:p>
      <text:p text:style-name="P5"><text:tab/>else{</text:p>
      <text:p text:style-name="P5"><text:tab/><text:tab/>if(t -&gt; left &amp;&amp; t -&gt; right){</text:p>
      <text:p text:style-name="P5"><text:tab/><text:tab/><text:tab/>Tree tmp = findMinimum(t -&gt; right);</text:p>
      <text:p text:style-name="P5"><text:tab/><text:tab/><text:tab/>strcpy(t -&gt; d,tmp -&gt; d);</text:p>
      <text:p text:style-name="P5"><text:tab/><text:tab/><text:tab/>delete(t -&gt; right,tmp -&gt; d);</text:p>
      <text:p text:style-name="P5"><text:tab/><text:tab/>}</text:p>
      <text:p text:style-name="P5"><text:tab/><text:tab/>else{</text:p>
      <text:p text:style-name="P5"><text:tab/><text:tab/><text:tab/>Tree tmp = t;</text:p>
      <text:p text:style-name="P5"><text:tab/><text:tab/><text:tab/>if(t -&gt; left == NULL)</text:p>
      <text:p text:style-name="P5"><text:tab/><text:tab/><text:tab/><text:tab/>t = t -&gt; right;</text:p>
      <text:p text:style-name="P5"><text:tab/><text:tab/><text:tab/>else if(t -&gt; right == NULL)</text:p>
      <text:p text:style-name="P5"><text:tab/><text:tab/><text:tab/><text:tab/>t = t -&gt; left;</text:p>
      <text:p text:style-name="P5"><text:tab/><text:tab/><text:tab/>free(tmp);</text:p>
      <text:p text:style-name="P5"><text:tab/><text:tab/>}</text:p>
      <text:p text:style-name="P5"><text:tab/>}</text:p>
      <text:p text:style-name="P5"><text:tab/>return t;</text:p>
      <text:p text:style-name="P5">}</text:p>
      <text:p text:style-name="P5"/>
      <text:p text:style-name="P5">void inorder(Tree t){</text:p>
      <text:p text:style-name="P5"><text:tab/>if(t == NULL)</text:p>
      <text:p text:style-name="P5"><text:tab/><text:tab/>return;</text:p>
      <text:p text:style-name="P5"><text:tab/>inorder(t -&gt; left);</text:p>
      <text:p text:style-name="P5"><text:tab/>printf("%s ",t -&gt; d);</text:p>
      <text:p text:style-name="P5"><text:tab/>inorder(t -&gt; right)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//<text:span text:style-name="T3">Functions.h</text:span></text:p>
      <text:p text:style-name="P5">void findGrandParent(Tree t,char * const name){</text:p>
      <text:p text:style-name="P5"><text:tab/>if(t == NULL || (!t -&gt; left &amp;&amp; !t -&gt; right) )</text:p>
      <text:p text:style-name="P5"><text:tab/><text:tab/>return;</text:p>
      <text:p text:style-name="P5"><text:tab/>if(t -&gt; left){</text:p>
      <text:p text:style-name="P5"><text:tab/><text:tab/>if(t -&gt; left -&gt; left){</text:p>
      <text:p text:style-name="P5"><text:tab/><text:tab/><text:tab/>if(strcmp(t -&gt; left -&gt; left -&gt; d,name) == 0){</text:p>
      <text:p text:style-name="P5"><text:tab/><text:tab/><text:tab/><text:tab/>printf("%s is the grandparent\n",t -&gt;d);</text:p>
      <text:p text:style-name="P5"><text:tab/><text:tab/><text:tab/><text:tab/>return;</text:p>
      <text:p text:style-name="P5"><text:tab/><text:tab/><text:tab/>}</text:p>
      <text:p text:style-name="P5"><text:tab/><text:tab/>}</text:p>
      <text:p text:style-name="P5"><text:tab/><text:tab/>if(t -&gt; left -&gt; right){</text:p>
      <text:p text:style-name="P5"><text:tab/><text:tab/><text:tab/>if(strcmp(t -&gt; left -&gt; right -&gt; d,name) == 0){</text:p>
      <text:p text:style-name="P5"><text:tab/><text:tab/><text:tab/><text:tab/>printf("%s is the grandparent\n",t -&gt;d);</text:p>
      <text:p text:style-name="P5"><text:tab/><text:tab/><text:tab/><text:tab/>return;</text:p>
      <text:p text:style-name="P5"><text:tab/><text:tab/><text:tab/>}</text:p>
      <text:p text:style-name="P5"><text:tab/><text:tab/>}</text:p>
      <text:p text:style-name="P5"><text:tab/><text:tab/>findGrandParent(t -&gt; left,name);</text:p>
      <text:p text:style-name="P5"><text:tab/>}</text:p>
      <text:p text:style-name="P5"><text:tab/>if(t -&gt; right){</text:p>
      <text:p text:style-name="P5"><text:tab/><text:tab/>if(t -&gt; right -&gt; left){</text:p>
      <text:p text:style-name="P5"><text:tab/><text:tab/><text:tab/>if(strcmp(t -&gt; right -&gt; left -&gt; d,name) == 0){</text:p>
      <text:p text:style-name="P5"><text:tab/><text:tab/><text:tab/><text:tab/>printf("%s is the grandparent\n",t -&gt;d);</text:p>
      <text:p text:style-name="P5"><text:tab/><text:tab/><text:tab/><text:tab/>return;</text:p>
      <text:p text:style-name="P5"><text:tab/><text:tab/><text:tab/>}</text:p>
      <text:p text:style-name="P5"><text:tab/><text:tab/>}</text:p>
      <text:p text:style-name="P5"><text:tab/><text:tab/>if(t -&gt; right -&gt; right){</text:p>
      <text:p text:style-name="P5"><text:tab/><text:tab/><text:tab/>if(strcmp(t -&gt; right -&gt; right -&gt; d,name) == 0){</text:p>
      <text:p text:style-name="P5"><text:tab/><text:tab/><text:tab/><text:tab/>printf("%s is the grandparent\n",t -&gt;d);</text:p>
      <text:p text:style-name="P5"><text:tab/><text:tab/><text:tab/><text:tab/>return;</text:p>
      <text:p text:style-name="P5"><text:tab/><text:tab/><text:tab/>}</text:p>
      <text:p text:style-name="P5"><text:tab/><text:tab/>}</text:p>
      <text:p text:style-name="P5"><text:tab/><text:tab/>findGrandParent(t -&gt; right,name);</text:p>
      <text:p text:style-name="P5"><text:tab/>}</text:p>
      <text:p text:style-name="P5">}</text:p>
      <text:p text:style-name="P5"/>
      <text:p text:style-name="P5">void findGrandChildren(Tree t,char * const name){</text:p>
      <text:p text:style-name="P5"><text:tab/>int found = 0;</text:p>
      <text:p text:style-name="P5"><text:tab/>if(t == NULL)</text:p>
      <text:p text:style-name="P5"><text:tab/><text:tab/>return;</text:p>
      <text:p text:style-name="P5"><text:tab/>if(t -&gt; left){</text:p>
      <text:p text:style-name="P5"><text:tab/><text:tab/>if(t -&gt; left -&gt; left){</text:p>
      <text:p text:style-name="P5"><text:tab/><text:tab/><text:tab/>if(strcmp(t -&gt; d,name) == 0){</text:p>
      <text:p text:style-name="P5"><text:tab/><text:tab/><text:tab/><text:tab/>printf("%s is the grand child\n",t -&gt; left -&gt; left -&gt; d);</text:p>
      <text:p text:style-name="P5"><text:tab/><text:tab/><text:tab/><text:tab/>found = 1;</text:p>
      <text:p text:style-name="P5"><text:soft-page-break/><text:tab/><text:tab/><text:tab/>}</text:p>
      <text:p text:style-name="P5"><text:tab/><text:tab/>}</text:p>
      <text:p text:style-name="P5"><text:tab/><text:tab/>if(t -&gt; left -&gt; right){</text:p>
      <text:p text:style-name="P5"><text:tab/><text:tab/><text:tab/>if(strcmp(t -&gt; d,name) == 0){</text:p>
      <text:p text:style-name="P5"><text:tab/><text:tab/><text:tab/><text:tab/>printf("%s is the grand child\n",t -&gt; left -&gt; right -&gt; d);</text:p>
      <text:p text:style-name="P5"><text:tab/><text:tab/><text:tab/><text:tab/>found = 1;</text:p>
      <text:p text:style-name="P5"><text:tab/><text:tab/><text:tab/>}</text:p>
      <text:p text:style-name="P5"><text:tab/><text:tab/>}</text:p>
      <text:p text:style-name="P5"><text:tab/>}</text:p>
      <text:p text:style-name="P5"><text:tab/>if(t -&gt; right){</text:p>
      <text:p text:style-name="P5"><text:tab/><text:tab/>if(t -&gt; right -&gt; left){</text:p>
      <text:p text:style-name="P5"><text:tab/><text:tab/><text:tab/>if(strcmp(t -&gt; d,name) == 0){</text:p>
      <text:p text:style-name="P5"><text:tab/><text:tab/><text:tab/><text:tab/>printf("%s is the grand child\n",t -&gt; right -&gt; left -&gt; d);</text:p>
      <text:p text:style-name="P5"><text:tab/><text:tab/><text:tab/><text:tab/>found = 1;</text:p>
      <text:p text:style-name="P5"><text:tab/><text:tab/><text:tab/>}</text:p>
      <text:p text:style-name="P5"><text:tab/><text:tab/>}</text:p>
      <text:p text:style-name="P5"><text:tab/><text:tab/>if(t -&gt; right -&gt; right){</text:p>
      <text:p text:style-name="P5"><text:tab/><text:tab/><text:tab/>if(strcmp(t -&gt; <text:s/>d,name) == 0){</text:p>
      <text:p text:style-name="P5"><text:tab/><text:tab/><text:tab/><text:tab/>printf("%s is the grand child\n",t -&gt; right -&gt; right -&gt; d);</text:p>
      <text:p text:style-name="P5"><text:tab/><text:tab/><text:tab/><text:tab/>found = 1;</text:p>
      <text:p text:style-name="P5"><text:tab/><text:tab/><text:tab/>}</text:p>
      <text:p text:style-name="P5"><text:tab/><text:tab/>}</text:p>
      <text:p text:style-name="P5"><text:tab/>}</text:p>
      <text:p text:style-name="P5"><text:tab/>if(found)</text:p>
      <text:p text:style-name="P5"><text:tab/><text:tab/>return;</text:p>
      <text:p text:style-name="P5"><text:tab/>findGrandChildren(t -&gt; left,name);</text:p>
      <text:p text:style-name="P5"><text:tab/>findGrandChildren(t -&gt; right,name);</text:p>
      <text:p text:style-name="P5">}</text:p>
      <text:p text:style-name="P5"/>
      <text:p text:style-name="P5">void findSibling(Tree t,char * const name){</text:p>
      <text:p text:style-name="P5"><text:tab/>if(t == NULL)</text:p>
      <text:p text:style-name="P5"><text:tab/><text:tab/>return;</text:p>
      <text:p text:style-name="P5"><text:tab/>if(t -&gt; left &amp;&amp; t -&gt; right){</text:p>
      <text:p text:style-name="P5"><text:tab/><text:tab/>if(strcmp(t -&gt; left -&gt;d,name) == 0){</text:p>
      <text:p text:style-name="P5"><text:tab/><text:tab/><text:tab/>printf("%s is the sibling\n",t -&gt; right -&gt; d);</text:p>
      <text:p text:style-name="P5"><text:tab/><text:tab/><text:tab/>return;</text:p>
      <text:p text:style-name="P5"><text:tab/><text:tab/>}</text:p>
      <text:p text:style-name="P5"><text:tab/><text:tab/>if( strcmp(t -&gt; right -&gt;d,name) == 0){</text:p>
      <text:p text:style-name="P5"><text:tab/><text:tab/><text:tab/>printf("%s is the sibling\n",t -&gt; left -&gt; d);<text:tab/></text:p>
      <text:p text:style-name="P5"><text:tab/><text:tab/><text:tab/>return;</text:p>
      <text:p text:style-name="P5"><text:tab/><text:tab/>}</text:p>
      <text:p text:style-name="P5"><text:tab/>}</text:p>
      <text:p text:style-name="P5"><text:tab/>findSibling(t -&gt; left,name);</text:p>
      <text:p text:style-name="P5"><text:tab/>findSibling(t -&gt; right,name);</text:p>
      <text:p text:style-name="P5">}</text:p>
      <text:p text:style-name="P10"><text:soft-page-break/>//<text:span text:style-name="T3">Main.c</text:span></text:p>
      <text:p text:style-name="P10"/>
      <text:p text:style-name="P5">#include &lt;stdio.h&gt;</text:p>
      <text:p text:style-name="P5">#include &lt;stdlib.h&gt;</text:p>
      <text:p text:style-name="P5">#include &lt;string.h&gt;</text:p>
      <text:p text:style-name="P5"/>
      <text:p text:style-name="P5">#include "SearchTree.h"</text:p>
      <text:p text:style-name="P5">#include "Functions.h"</text:p>
      <text:p text:style-name="P5"/>
      <text:p text:style-name="P5">int main(){</text:p>
      <text:p text:style-name="P5"><text:tab/>Tree t = createEmptyTree();</text:p>
      <text:p text:style-name="P5"><text:tab/>int n;</text:p>
      <text:p text:style-name="P5"><text:tab/>Data d;</text:p>
      <text:p text:style-name="P5"/>
      <text:p text:style-name="P5"><text:tab/>printf("Enter the number of elements: ");</text:p>
      <text:p text:style-name="P5"><text:tab/>scanf("%d",&amp;n);</text:p>
      <text:p text:style-name="P5"><text:tab/>getchar();</text:p>
      <text:p text:style-name="P5"><text:tab/>for(int i = 0 ; i &lt; n ; i++){</text:p>
      <text:p text:style-name="P5"><text:tab/><text:tab/>printf("Enter the name: ");</text:p>
      <text:p text:style-name="P5"><text:tab/><text:tab/>scanf("%[^\n]",d);</text:p>
      <text:p text:style-name="P5"><text:tab/><text:tab/>getchar();</text:p>
      <text:p text:style-name="P5"><text:tab/><text:tab/>t = insert(t,d);</text:p>
      <text:p text:style-name="P5"><text:tab/>}</text:p>
      <text:p text:style-name="P6"><text:tab/><text:span text:style-name="T5">printf(</text:span>"<text:span text:style-name="T5">Inorder traversal:\n</text:span>"<text:span text:style-name="T5">);</text:span></text:p>
      <text:p text:style-name="P5"><text:tab/>inorder(t);</text:p>
      <text:p text:style-name="P5"/>
      <text:p text:style-name="P5"><text:tab/>printf("\nEnter the name to find grand parent: ");</text:p>
      <text:p text:style-name="P5"><text:tab/>scanf("%[^\n]",d);</text:p>
      <text:p text:style-name="P5"><text:tab/>getchar();</text:p>
      <text:p text:style-name="P5"><text:tab/>findGrandParent(t,d);</text:p>
      <text:p text:style-name="P5"/>
      <text:p text:style-name="P5"><text:tab/>printf("\nEnter the name to find grand parent: ");</text:p>
      <text:p text:style-name="P5"><text:tab/>scanf("%[^\n]",d);</text:p>
      <text:p text:style-name="P5"><text:tab/>getchar();</text:p>
      <text:p text:style-name="P5"><text:tab/>findGrandParent(t,d);</text:p>
      <text:p text:style-name="P5"/>
      <text:p text:style-name="P5"><text:tab/>printf("\nEnter the name to find grand children: ");</text:p>
      <text:p text:style-name="P5"><text:tab/>scanf("%[^\n]",d);</text:p>
      <text:p text:style-name="P5"><text:tab/>getchar();</text:p>
      <text:p text:style-name="P5"><text:tab/>findGrandChildren(t,d);</text:p>
      <text:p text:style-name="P5"/>
      <text:p text:style-name="P5"><text:tab/>printf("Enter the name to find sibling: ");</text:p>
      <text:p text:style-name="P5"><text:tab/>scanf("%[^\n]",d);</text:p>
      <text:p text:style-name="P5"><text:tab/>getchar();</text:p>
      <text:p text:style-name="P5"><text:tab/>findSibling(t,d);</text:p>
      <text:p text:style-name="P5"><text:soft-page-break/></text:p>
      <text:p text:style-name="P5"/>
      <text:p text:style-name="P5"><text:tab/>printf("Enter the name to find sibling: ");</text:p>
      <text:p text:style-name="P5"><text:tab/>scanf("%[^\n]",d);</text:p>
      <text:p text:style-name="P5"><text:tab/>getchar();</text:p>
      <text:p text:style-name="P5"><text:tab/>findSibling(t,d);</text:p>
      <text:p text:style-name="P5"/>
      <text:p text:style-name="P5"><text:tab/>printf("Enter the name to delete: ");</text:p>
      <text:p text:style-name="P5"><text:tab/>scanf("%[^\n]",d);</text:p>
      <text:p text:style-name="P5"><text:tab/>getchar();</text:p>
      <text:p text:style-name="P5"><text:tab/>delete(t,d);</text:p>
      <text:p text:style-name="P5"><text:tab/></text:p>
      <text:p text:style-name="P6"><text:tab/><text:span text:style-name="T6">printf(</text:span>"<text:span text:style-name="T6">Inorder traversal:\n</text:span>"<text:span text:style-name="T6">);</text:span></text:p>
      <text:p text:style-name="P5"><text:tab/>inorder(t);</text:p>
      <text:p text:style-name="P5">}</text:p>
      <text:p text:style-name="P5"/>
      <text:p text:style-name="P11">OUTPUT:</text:p>
      <text:p text:style-name="P7">(base) mahesh@Mahesh-PC:<text:span text:style-name="T4">~</text:span>/Assignment-8$ ./main</text:p>
      <text:p text:style-name="P7">Enter the number of elements: 12</text:p>
      <text:p text:style-name="P7">Enter the name: Kumar</text:p>
      <text:p text:style-name="P7">Enter the name: Anusha</text:p>
      <text:p text:style-name="P7">Enter the name: Ram</text:p>
      <text:p text:style-name="P7">Enter the name: Charan</text:p>
      <text:p text:style-name="P7">Enter the name: Mohan</text:p>
      <text:p text:style-name="P7">Enter the name: Karthika</text:p>
      <text:p text:style-name="P7">Enter the name: Chitra</text:p>
      <text:p text:style-name="P7">Enter the name: Lakshmi</text:p>
      <text:p text:style-name="P7">Enter the name: Abishek</text:p>
      <text:p text:style-name="P7">Enter the name: Swetha</text:p>
      <text:p text:style-name="P7">Enter the name: Tarun</text:p>
      <text:p text:style-name="P7">Enter the name: Sanjana</text:p>
      <text:p text:style-name="P7"/>
      <text:p text:style-name="P7">Inorder traversal:</text:p>
      <text:p text:style-name="P7">Abishek Anusha Charan Chitra Karthika Kumar Lakshmi Mohan Ram Sanjana Swetha Tarun </text:p>
      <text:p text:style-name="P7"/>
      <text:p text:style-name="P7">Enter the name to find grand parent: Lakshmi</text:p>
      <text:p text:style-name="P7">Ram is the grandparent</text:p>
      <text:p text:style-name="P7"/>
      <text:p text:style-name="P7">Enter the name to find grand parent: Karthika</text:p>
      <text:p text:style-name="P7">Anusha is the grandparent</text:p>
      <text:p text:style-name="P7"/>
      <text:p text:style-name="P7">Enter the name to find grand children: Charan</text:p>
      <text:p text:style-name="P7">Chitra is the grand child</text:p>
      <text:p text:style-name="P7"/>
      <text:p text:style-name="P7"><text:soft-page-break/></text:p>
      <text:p text:style-name="P7">Enter the name to find sibling: Swetha</text:p>
      <text:p text:style-name="P7">Mohan is the sibling</text:p>
      <text:p text:style-name="P7"/>
      <text:p text:style-name="P7">Enter the name to find sibling: Chitra</text:p>
      <text:p text:style-name="P7"/>
      <text:p text:style-name="P7">Enter the name to delete: Ram</text:p>
      <text:p text:style-name="P7"/>
      <text:p text:style-name="P7">Inorder traversal:</text:p>
      <text:p text:style-name="P8">Abishek Anusha Charan Chitra Karthika Kumar Lakshmi Mohan Sanjana </text:p>
      <text:p text:style-name="P8">Swetha Tarun</text:p>
      <text:p text:style-name="P8"/>
      <text:p text:style-name="P9">===================================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22:37:25.013565627</meta:creation-date>
    <dc:date>2019-08-31T22:44:02.647640935</dc:date>
    <meta:editing-duration>PT6M35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7" meta:paragraph-count="238" meta:word-count="810" meta:character-count="5107" meta:non-whitespace-character-count="4200"/>
  </office:meta>
</office:document-meta>
</file>